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082e3" officeooo:paragraph-rsid="000082e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itios host de prueba:</text:p>
      <text:p text:style-name="P1"/>
      <text:p text:style-name="P1"><text:a xlink:type="simple" xlink:href="https://pruebaedc.000webhostapp.com/" text:style-name="Internet_20_link" text:visited-style-name="Visited_20_Internet_20_Link">https://pruebaedc.000webhostapp.com/</text:a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11T10:15:40.715938403</meta:creation-date>
    <dc:date>2021-03-11T11:57:29.555376619</dc:date>
    <meta:editing-duration>PT1H31M38S</meta:editing-duration>
    <meta:editing-cycles>1</meta:editing-cycles>
    <meta:document-statistic meta:table-count="0" meta:image-count="0" meta:object-count="0" meta:page-count="1" meta:paragraph-count="2" meta:word-count="5" meta:character-count="58" meta:non-whitespace-character-count="55"/>
    <meta:generator>LibreOffice/6.0.7.3$Linux_X86_64 LibreOffice_project/00m0$Build-3</meta:generator>
  </office:meta>
</office:document-meta>
</file>